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P</mi>
        <mn>2</mn>
      </msup>
      <mrow>
        <mo stretchy="false">(</mo>
        <mrow>
          <mfenced open="∣" close="〉">
            <mrow>
              <mo stretchy="false">α</mo>
            </mrow>
          </mfenced>
        </mrow>
        <mo stretchy="false">)</mo>
      </mrow>
      <mrow>
        <mi/>
        <mo stretchy="false">=</mo>
        <mi/>
      </mrow>
      <mfenced open="∣" close="〉">
        <mrow>
          <mo stretchy="false">α</mo>
        </mrow>
      </mfenced>
      <mfenced open="〈" close="〉">
        <mrow>
          <mrow>
            <mo stretchy="false">α</mo>
          </mrow>
          <mo stretchy="false">∣</mo>
          <mrow>
            <mo stretchy="false">α</mo>
          </mrow>
        </mrow>
      </mfenced>
      <mfenced open="〈" close="∣">
        <mrow>
          <mo stretchy="false">α</mo>
        </mrow>
      </mfenced>
      <mrow>
        <mi/>
        <mo stretchy="false">=</mo>
        <mi/>
      </mrow>
      <mfenced open="∣" close="〉">
        <mrow>
          <mo stretchy="false">α</mo>
        </mrow>
      </mfenced>
      <mfenced open="〈" close="∣">
        <mrow>
          <mo stretchy="false">α</mo>
        </mrow>
      </mfenced>
      <mrow>
        <mi/>
        <mo stretchy="false">=</mo>
        <mi/>
      </mrow>
      <mi>P</mi>
      <mrow>
        <mo stretchy="false">(</mo>
        <mrow>
          <mfenced open="∣" close="〉">
            <mrow>
              <mo stretchy="false">α</mo>
            </mrow>
          </mfenced>
        </mrow>
        <mo stretchy="false">)</mo>
      </mrow>
    </mrow>
    <annotation encoding="StarMath 5.0">P^2 (left lline %ialpha right rangle) `=`
left lline %ialpha right rangle
left langle %ialpha
mline
%ialpha right rangle
left langle %ialpha right rline
`=`
left lline %ialpha right rangle left langle %ialpha right rline `=` P(left lline %ialpha right rangle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7:55:40.149000000</meta:creation-date>
    <meta:generator>LibreOffice/4.1.4.2$Windows_x86 LibreOffice_project/0a0440ccc0227ad9829de5f46be37cfb6edcf72</meta:generator>
  </office:meta>
</office:document-meta>
</file>